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univ-guyane.fr/" text:style-name="Internet_20_link" text:visited-style-name="Visited_20_Internet_20_Link">www.univ-guyane.fr</text:a></text:p>
      <text:p text:style-name="Standard">iut.univ-reunion.fr</text:p>
      <text:p text:style-name="Standard">iut.univ-amu.f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06:36.711442757</meta:creation-date>
    <dc:date>2019-11-14T08:49:50.044109487</dc:date>
    <meta:editing-duration>PT23H33M3S</meta:editing-duration>
    <meta:editing-cycles>1</meta:editing-cycles>
    <meta:document-statistic meta:table-count="0" meta:image-count="0" meta:object-count="0" meta:page-count="1" meta:paragraph-count="3" meta:word-count="3" meta:character-count="52" meta:non-whitespace-character-count="52"/>
    <meta:generator>LibreOffice/6.0.7.3$Linux_X86_64 LibreOffice_project/00m0$Build-3</meta:generator>
  </office:meta>
</office:document-meta>
</file>